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  <style:text-properties fo:language="pl" fo:country="PL"/>
    </style:style>
    <style:style style:name="TableColumn3" style:family="table-column">
      <style:table-column-properties style:column-width="1.8555in"/>
    </style:style>
    <style:style style:name="TableColumn4" style:family="table-column">
      <style:table-column-properties style:column-width="1.8555in"/>
    </style:style>
    <style:style style:name="TableColumn5" style:family="table-column">
      <style:table-column-properties style:column-width="1.8555in"/>
    </style:style>
    <style:style style:name="TableColumn6" style:family="table-column">
      <style:table-column-properties style:column-width="2.4215in"/>
    </style:style>
    <style:style style:name="TableColumn7" style:family="table-column">
      <style:table-column-properties style:column-width="1.8555in"/>
    </style:style>
    <style:style style:name="Table2" style:family="table">
      <style:table-properties style:width="9.8437in" style:rel-width="213.58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Tytuł" style:family="paragraph">
      <style:paragraph-properties fo:text-align="center"/>
      <style:text-properties fo:language="pl" fo:country="PL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Tytuł" style:family="paragraph">
      <style:paragraph-properties fo:text-align="center"/>
      <style:text-properties fo:language="pl" fo:country="PL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Tytuł" style:family="paragraph">
      <style:paragraph-properties fo:text-align="center"/>
      <style:text-properties fo:language="pl" fo:country="PL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Tytuł" style:family="paragraph">
      <style:paragraph-properties fo:text-align="center"/>
      <style:text-properties fo:language="pl" fo:country="PL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Tytuł" style:family="paragraph">
      <style:paragraph-properties fo:text-align="center"/>
      <style:text-properties fo:language="pl" fo:country="PL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22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23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26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29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30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Akapitzlistą" style:list-style-name="LFO1" style:family="paragraph">
      <style:paragraph-properties fo:margin-bottom="0in" fo:line-height="100%"/>
      <style:text-properties fo:language="pl" fo:country="PL"/>
    </style:style>
    <style:style style:name="P35" style:parent-style-name="Normalny" style:family="paragraph">
      <style:paragraph-properties fo:break-before="page"/>
    </style:style>
    <style:style style:name="P36" style:parent-style-name="Tytuł" style:family="paragraph">
      <style:text-properties fo:language="pl" fo:country="PL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prawko</text:p>
          </table:table-cell>
          <table:table-cell table:style-name="TableCell11">
            <text:p text:style-name="P12">Punkty</text:p>
          </table:table-cell>
          <table:table-cell table:style-name="TableCell13">
            <text:p text:style-name="P14">Analiza</text:p>
          </table:table-cell>
          <table:table-cell table:style-name="TableCell15">
            <text:p text:style-name="P16">Zawiadomienia</text:p>
          </table:table-cell>
          <table:table-cell table:style-name="TableCell17">
            <text:p text:style-name="P18">Wykaz wsp</text:p>
          </table:table-cell>
        </table:table-row>
        <table:table-row table:style-name="TableRow19">
          <table:table-cell table:style-name="TableCell20">
            <text:list text:style-name="LFO1" text:continue-numbering="true">
              <text:list-item>
                <text:p text:style-name="P21">Checkbox co znaleźć się ma w sprawozdaniu</text:p>
              </text:list-item>
              <text:list-item>
                <text:p text:style-name="P22">Dodatkowe uwagi</text:p>
              </text:list-item>
              <text:list-item>
                <text:p text:style-name="P23">Wstępnie wypełnione pola z zespołem geodezyjnym itp.</text:p>
              </text:list-item>
            </text:list>
          </table:table-cell>
          <table:table-cell table:style-name="TableCell24">
            <text:list text:style-name="LFO1" text:continue-numbering="true">
              <text:list-item>
                <text:p text:style-name="P25">Pobieranie punktów dla działek będących przedmiotem podziału</text:p>
              </text:list-item>
              <text:list-item>
                <text:p text:style-name="P26">Wypełnienie tabeli porównania atrybutów punków</text:p>
              </text:list-item>
            </text:list>
          </table:table-cell>
          <table:table-cell table:style-name="TableCell27">
            <text:list text:style-name="LFO1" text:continue-numbering="true">
              <text:list-item>
                <text:p text:style-name="P28">Zebranie operatów z każdego punktu na obwodzie naszej działki<text:s/></text:p>
              </text:list-item>
              <text:list-item>
                <text:p text:style-name="P29">Dowiedzieć się co to za operat (ze strony ośrodka?)<text:s/></text:p>
              </text:list-item>
              <text:list-item>
                <text:p text:style-name="P30">Wypełnienie tabeli analizy materiałów</text:p>
              </text:list-item>
            </text:list>
          </table:table-cell>
          <table:table-cell table:style-name="TableCell31">
            <text:list text:style-name="LFO1" text:continue-numbering="true">
              <text:list-item>
                <text:p text:style-name="P32">Prawie gotowe, jakiś system do oznaczania działek ustalanych i wyznaczanych (może da się to zrobić z gml)</text:p>
              </text:list-item>
            </text:list>
          </table:table-cell>
          <table:table-cell table:style-name="TableCell33">
            <text:list text:style-name="LFO1" text:continue-numbering="true">
              <text:list-item>
                <text:p text:style-name="P34">Na podstawie pliku ze współrzędnymi?<text:s/></text:p>
              </text:list-item>
            </text:list>
          </table:table-cell>
        </table:table-row>
      </table:table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columns fo:column-count="2" fo:column-gap="0.4923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 Kowalczyk</meta:initial-creator>
    <dc:creator>Jakub Kowalczyk</dc:creator>
    <meta:creation-date>2021-07-23T20:36:00Z</meta:creation-date>
    <dc:date>2021-07-23T20:52:00Z</dc:date>
    <meta:template xlink:href="Normal.dotm" xlink:type="simple"/>
    <meta:editing-cycles>1</meta:editing-cycles>
    <meta:editing-duration>PT960S</meta:editing-duration>
    <meta:document-statistic meta:page-count="2" meta:paragraph-count="1" meta:word-count="85" meta:character-count="569" meta:row-count="4" meta:non-whitespace-character-count="485"/>
  </office:meta>
</office:document-meta>
</file>